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<text:s text:c="12"/>States/UT</text:p>
          </table:table-cell>
          <table:table-cell office:value-type="string" calcext:value-type="string">
            <text:p>Populaton/PoliceMa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ra Pradesh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unachal Pradesh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sam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har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hattisgarh</text:p>
          </table:table-cell>
          <table:table-cell office:value-type="float" office:value="459" calcext:value-type="float">
            <text:p>4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a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jarat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ryana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machal Pradesh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mu and Kashmir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harkhand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rnataka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rala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dhya Pradesh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arashtra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nipur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ghalaya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zoram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galand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disha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unjab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asthan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kkim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mil Nadu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ipura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ttarpradesh</text:p>
          </table:table-cell>
          <table:table-cell office:value-type="float" office:value="1243" calcext:value-type="float">
            <text:p>12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ttrakhand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st Bengal</text:p>
          </table:table-cell>
          <table:table-cell office:value-type="float" office:value="1152" calcext:value-type="float">
            <text:p>115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and n island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andigarh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dara and Nagar Haveli</text:p>
          </table:table-cell>
          <table:table-cell office:value-type="float" office:value="1517" calcext:value-type="float">
            <text:p>151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lhi</text:p>
          </table:table-cell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man and Diu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kshadeep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uducherry</text:p>
          </table:table-cell>
          <table:table-cell office:value-type="float" office:value="493" calcext:value-type="float">
            <text:p>4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8:16:24.599295756</meta:creation-date>
    <dc:date>2018-02-02T18:22:56.353116677</dc:date>
    <meta:editing-duration>PT6M32S</meta:editing-duration>
    <meta:editing-cycles>1</meta:editing-cycles>
    <meta:document-statistic meta:table-count="1" meta:cell-count="108" meta:object-count="0"/>
    <meta:generator>LibreOffice/5.3.1.2$Linux_X86_64 LibreOffice_project/30m0$Build-2</meta:generator>
  </office:meta>
</office:document-meta>
</file>